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Sin embargo, rara vez los monstruos son tan simples en su uso y elaboración como los demonios que asechan a Boorse. En ocasiones, la alegoría simplifica al monstruo hasta diluirlo, como el demonio vivaz del poema anglosajón hagiográfico <text:span text:style-name="T1">Juliana</text:span> que se convierte en un personaje unidimensional y quejoso en <text:span text:style-name="T1">Elene</text:span><text:span text:style-name="T2">, de Cynewulf. </text:span>De todos modos, es más frecuente que el monstruo conserve una complejidad inquietante.  La densidad simbólica con la que Spenser, Milton e incluso <text:span text:style-name="T1">Beowulf</text:span> realizan una descripción espesa de los monstruos resulta desafiante y nos recuerda cuán permeable puede ser el cuerpo del monstruo, cuán difícil de disecar. La fluidez corporal, la ansiedad y el deseo que generan al mismo tiempo, aseguran que el monstruo siempre atraerá peligrosamente. Incluso se le permite cierta intriga al cinocéfalo bien dotado de Vincente de Beauvais, ya que antes del rechazo inevitable, el espacio textual que ocupa produce fascinación y le garantiza un encanto innegable. El monstruo acecha en algún punto de ese espacio ambiguo, primario, entre el miedo y la atracción, cerca del corazón de lo que Kristeva denomina “abyección":</text:p>
      <text:p text:style-name="P2">Desde la abyección surge una de esas rebeliones violentas y oscuras del ser contra aquello que lo amenaza y que le parece venir de un afuera o de un adentro exorbitante, arrojado al lado de lo posible y de lo tolerable, de lo pensable. Allí está, muy cerca, pero inasimilable. Solicita, inquieta, fascina al deseo que, sin embargo, no se deja seducir. Asustado, se aparta. Repugnado, rechaza.  ...Y no obstante, al mismo tiempo, este arrebato, este espasmo, este salto es atraído hacia otra parte tan tentadora como condenada. Incanseablemente, como un búmerang indomable, un vórtice de atracción y de repulsión, coloca a aquel que está asechando literalmente a su lado.<text:note text:id="ftn1" text:note-class="footnote"><text:note-citation>1</text:note-citation><text:note-body><text:p text:style-name="Footnote">Julia Kristeva, <text:span text:style-name="T1">The Powers of Horror: An Essay on Abjection,</text:span> (New York: Columbia University Press, 1982), 1. [La traducción es nuestra]</text:p></text:note-body></text:note></text:p>
      <text:p text:style-name="First_20_paragraph">Y quien aparece tan de repente y tan nerviosamente a nuestro lado es el monstruo. El monstruo es el fragmento abyecto que permite la formación de todo tipo de identidades: personal, nacional, cultural, económica, sexual, psicológica, universal, particular (incluso si esa identidad “particular” es una reafirmación del poder/estatus/conocimiento de la abyección misma); como tal, revela su parcialidad, su contigüidad. Producto de una gran cantidad de morfogénesis (que van desde lo somático hasta lo étnico) y se alinean a sí mismas para impregnar de sentido al Nosotros y al Ellos que existen detrás de toda perspectiva cultural, el monstruo de la abyección reside en la geografía marginal del Exterior, más allá de los límites de lo Pensable, un espacio que es doblemente peligroso: “exorbitante” y “bastante cercano” a la vez. Judith Butler denomina a este locus conceptual como “un dominio de la inviabilidad y la ininteligibilidad que delimita el dominio de los efectos inteligibles”, pero señala que, incluso cuando discursivamente es cerrado, ofrece una base para la crítica, un margen desde el cual releer los paradigmas dominantes.<text:note text:id="ftn2" text:note-class="footnote"><text:note-citation>2</text:note-citation><text:note-body><text:p text:style-name="Footnote">Judith Butler, <text:span text:style-name="T1">Bodies That Matter: On the Discursive Limits of </text:span>“<text:span text:style-name="T1">Sex</text:span>” (New York: Routledge, 1993), 22. Tanto Butler como yo tenemos en mente aquí la noción de Foucault de emancipar al pensamiento "de lo que calladamente piensa", lo que le permitirá "pensar de otro modo". Michel Foucault, <text:span text:style-name="T1">The Use of Pleasure,</text:span> trans. Robert Hurley (New York: Vintage, 1985), 9. [La traducción es nuestra]  Michael Uebel amplía y aplica esta práctica al monstruo en su ensayo incluido en este volumen.</text:p></text:note-body></text:note> Como Grendel cuando ruge desde el lago o Drácula cuando sale de su tumba, como el “búmerang, vórtice de atracción” de Kristeva o el retorno siniestro de lo reprimido en Freud y Lacan, el monstruo siempre está regresando, siempre al borde de la irrupción. Tal vez sea momento de plantear la pregunta que siempre surge cuando se habla seriamente sobre monstruos (siendo la inevitabilidad de la pregunta el síntoma de una ansiedad profunda sobre lo que es pensable y lo que debería serlo, una ansiedad que el proceso de la teoría del monstruo está destinada a suscitar): ¿Existen realemtente los monstruos? Seguramente, ya que de lo contrario, ¿cómo podríamos existir nosotros?</text:p>
      <text:h text:style-name="Heading_20_4" text:outline-level="4"><text:bookmark-start text:name="thesis-vii-the-monster-stands-at-the-threshold-of-becoming"/>Tesis VII: El Monstruo se Erige en el Umbral…de la Transformación <text:bookmark-end text:name="thesis-vii-the-monster-stands-at-the-threshold-of-becoming"/></text:h>
      <text:p text:style-name="First_20_paragraph">"A esta criatura de la oscuridad la reconozco mía". Los monstruos son nuestras criaturas. Aunque sean relegados a los márgenes más lejanos de la geografía y el discurso, escondidos en los confines del mundo y en los recovecos prohibidos de nuestra mente, siempre regresan. Cuando lo hacen, no sólo traen un conocimiento más completo de nuestro lugar en la historia y de la historia de cómo llegamos a conocer nuestro lugar, sino que también nos traen autoconocimiento, conocimiento humano y un discurso de lo más sagrado, ya que se erige desde el Afuera. Dichos monstruos nos interpelan sobre nuestra forma de percibir el mundo y sobre cómo hemos representado erróneamente lo que hemos intentado ubicar. Nos piden que reevaluemos nuestros supuestos culturales sobre raza, género, sexualidad, nuestra percepción de la diferencia, nuestra tolerancia en cuanto a la expresión de dicha diferencia. eNos preguntan por qué los hemos creado.</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 </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
    <dc:description/>
    <dc:subject/>
    <meta:keyword/>
    <meta:initial-creator/>
    <dc:creator>Gabriel Torem</dc:creator>
    <meta:creation-date>2025-08-11T23:57:26Z</meta:creation-date>
    <dc:date>2025-09-09T03:02:41.665379297</dc:date>
    <meta:editing-duration>PT48S</meta:editing-duration>
    <meta:editing-cycles>1</meta:editing-cycles>
    <meta:document-statistic meta:table-count="0" meta:image-count="0" meta:object-count="0" meta:page-count="2" meta:paragraph-count="9" meta:word-count="773" meta:character-count="4847" meta:non-whitespace-character-count="4084"/>
  </office:meta>
</office:document-meta>
</file>